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25-04-0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25-01-1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24-10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24-04-0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24-02-0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23-01-09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22-04-1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22-01-0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21-10-13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21-04-1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21-01-04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20-01-0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9-10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9-04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9-01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8-01-0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6-12-29 22:58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6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6-01-05 18:41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4-01-15 20:42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3-01-16 21:53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2-01-11 19:12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734098423002</text:p>
          </table:table-cell>
          <table:table-cell office:value-type="string" calcext:value-type="string">
            <text:p>20S 13W 24DCB 02</text:p>
          </table:table-cell>
          <table:table-cell office:value-type="string" calcext:value-type="string">
            <text:p>201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